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pitch="variable"/>
    <style:font-face style:name="Rockwell Extra Bold" svg:font-family="'Rockwell Extra Bold'" style:font-pitch="variable"/>
    <style:font-face style:name="Rockwell Extra Bold1" svg:font-family="'Rockwell Extra Bold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 Condensed" svg:font-family="'Gill Sans MT Condensed'" style:font-family-generic="swiss" style:font-pitch="variable"/>
    <style:font-face style:name="Liberation Sans1" svg:font-family="'Liberation Sans'" style:font-family-generic="swiss" style:font-pitch="variable"/>
    <style:font-face style:name="Onyx" svg:font-family="Onyx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68a1a" draw:fill="solid" draw:fill-color="#e8f2a1" draw:textarea-horizontal-align="justify" draw:textarea-vertical-align="middle" draw:auto-grow-height="false" fo:min-height="10.58cm" fo:min-width="10.33cm" draw:shadow="visible" draw:shadow-offset-x="0.1cm" draw:shadow-offset-y="0.1cm" draw:shadow-color="#5eb91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4cm" draw:marker-start-width="0.8cm" draw:marker-end-width="0.8cm" draw:fill="none" draw:textarea-horizontal-align="justify" draw:textarea-vertical-align="middle" draw:auto-grow-height="false" fo:min-height="9.3cm" fo:min-width="9.05cm" fo:padding-top="0.325cm" fo:padding-bottom="0.325cm" fo:padding-left="0.45cm" fo:padding-right="0.45cm"/>
    </style:style>
    <style:style style:name="gr4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svg:stroke-color="#383d3c" draw:fill="solid" draw:fill-color="#3465a4" draw:textarea-horizontal-align="justify" draw:textarea-vertical-align="middle" draw:auto-grow-height="false" fo:min-height="0.812cm" fo:min-width="0.562cm"/>
    </style:style>
    <style:style style:name="gr6" style:family="graphic" style:parent-style-name="standard">
      <style:graphic-properties svg:stroke-color="#800080" draw:fill="solid" draw:fill-color="#bf0041" draw:textarea-horizontal-align="justify" draw:textarea-vertical-align="middle" draw:auto-grow-height="false" fo:min-height="0.812cm" fo:min-width="0.562cm"/>
    </style:style>
    <style:style style:name="gr7" style:family="graphic" style:parent-style-name="standard">
      <style:graphic-properties svg:stroke-color="#468a1a" draw:fill="solid" draw:fill-color="#e8f2a1" draw:textarea-horizontal-align="justify" draw:textarea-vertical-align="middle" draw:auto-grow-height="false" fo:min-height="10.58cm" fo:min-width="10.33cm" draw:shadow="visible" draw:shadow-offset-x="0.1cm" draw:shadow-offset-y="0.1cm" draw:shadow-color="#5eb91e"/>
      <style:paragraph-properties style:writing-mode="lr-tb"/>
    </style:style>
    <style:style style:name="gr8" style:family="graphic" style:parent-style-name="standard">
      <style:graphic-properties svg:stroke-color="#468a1a" draw:fill="solid" draw:fill-color="#bf0041" draw:textarea-horizontal-align="justify" draw:textarea-vertical-align="middle" draw:auto-grow-height="false" fo:min-height="10.58cm" fo:min-width="10.33cm" draw:shadow="visible" draw:shadow-offset-x="0.1cm" draw:shadow-offset-y="0.1cm" draw:shadow-color="#800080"/>
      <style:paragraph-properties style:writing-mode="lr-tb"/>
    </style:style>
    <style:style style:name="gr9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draw:fill="solid" draw:fill-color="#2a6099" draw:textarea-horizontal-align="justify" draw:textarea-vertical-align="middle" draw:auto-grow-height="false" fo:min-height="0.812cm" fo:min-width="0.562cm"/>
    </style:style>
    <style:style style:name="gr11" style:family="graphic" style:parent-style-name="standard">
      <style:graphic-properties draw:textarea-horizontal-align="justify" draw:textarea-vertical-align="middle" draw:auto-grow-height="false" fo:min-height="6.25cm" fo:min-width="1.5cm"/>
    </style:style>
    <style:style style:name="gr12" style:family="graphic" style:parent-style-name="standard">
      <style:graphic-properties draw:textarea-horizontal-align="justify" draw:textarea-vertical-align="middle" draw:auto-grow-height="false" fo:min-height="5.25cm" fo:min-width="1.5cm"/>
    </style:style>
    <style:style style:name="gr13" style:family="graphic" style:parent-style-name="standard">
      <style:graphic-properties svg:stroke-color="#ff0000" draw:fill="solid" draw:fill-color="#ff6d6d" draw:textarea-horizontal-align="justify" draw:textarea-vertical-align="middle" draw:auto-grow-height="false" fo:min-height="3.75cm" fo:min-width="1.5cm"/>
    </style:style>
    <style:style style:name="gr14" style:family="graphic" style:parent-style-name="standard">
      <style:graphic-properties svg:stroke-color="#ff0000" draw:fill="solid" draw:fill-color="#ff6d6d" draw:textarea-horizontal-align="justify" draw:textarea-vertical-align="middle" draw:auto-grow-height="false" fo:min-height="7.25cm" fo:min-width="1.5cm"/>
    </style:style>
    <style:style style:name="gr15" style:family="graphic" style:parent-style-name="objectwithoutfill">
      <style:graphic-properties draw:stroke="dash" draw:stroke-dash="Dash"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16" style:family="graphic" style:parent-style-name="objectwithoutfill">
      <style:graphic-properties svg:stroke-width="0.3cm" svg:stroke-color="#bf0041" draw:marker-start-width="0.65cm" draw:marker-end-width="0.65cm" svg:stroke-linecap="round" draw:fill="none" draw:textarea-vertical-align="middle" fo:padding-top="0.275cm" fo:padding-bottom="0.275cm" fo:padding-left="0.4cm" fo:padding-right="0.4cm"/>
    </style:style>
    <style:style style:name="gr17" style:family="graphic" style:parent-style-name="objectwithoutfill">
      <style:graphic-properties svg:stroke-width="0.3cm" svg:stroke-color="#bf0041" draw:marker-start-width="0.65cm" draw:marker-end-width="0.65cm" draw:fill="none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127622" draw:marker-start-width="0.65cm" draw:marker-end-width="0.65cm" draw:fill="none" draw:textarea-vertical-align="middle" fo:padding-top="0.275cm" fo:padding-bottom="0.275cm" fo:padding-left="0.4cm" fo:padding-right="0.4cm"/>
    </style:style>
    <style:style style:name="gr19" style:family="graphic" style:parent-style-name="objectwithoutfill">
      <style:graphic-properties svg:stroke-width="0.3cm" svg:stroke-color="#2a6099" draw:marker-start-width="0.65cm" draw:marker-end-width="0.65cm" draw:fill="none" draw:textarea-vertical-align="middle" fo:padding-top="0.275cm" fo:padding-bottom="0.275cm" fo:padding-left="0.4cm" fo:padding-right="0.4cm"/>
    </style:style>
    <style:style style:name="gr20" style:family="graphic" style:parent-style-name="standard" style:list-style-name="L1">
      <style:graphic-properties svg:stroke-color="#468a1a" draw:fill="solid" draw:fill-color="#e8f2a1" draw:textarea-horizontal-align="justify" draw:textarea-vertical-align="middle" draw:auto-grow-height="false" fo:min-height="10.58cm" fo:min-width="10.33cm" draw:shadow="visible" draw:shadow-offset-x="0.1cm" draw:shadow-offset-y="0.1cm" draw:shadow-color="#5eb91e"/>
      <style:paragraph-properties style:writing-mode="lr-tb"/>
    </style:style>
    <style:style style:name="gr21" style:family="graphic" style:parent-style-name="standard" style:list-style-name="L1">
      <style:graphic-properties svg:stroke-color="#468a1a" draw:fill="solid" draw:fill-color="#e8f2a1" draw:textarea-horizontal-align="justify" draw:textarea-vertical-align="middle" draw:auto-grow-height="false" fo:min-height="10.58cm" fo:min-width="10.33cm" draw:shadow="visible" draw:shadow-offset-x="0.1cm" draw:shadow-offset-y="0.1cm" draw:shadow-color="#5eb91e"/>
      <style:paragraph-properties style:writing-mode="lr-tb"/>
    </style:style>
    <style:style style:name="gr2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8.236cm" fo:min-width="7.986cm"/>
    </style:style>
    <style:style style:name="gr23" style:family="graphic" style:parent-style-name="standard">
      <style:graphic-properties svg:stroke-color="#342a06" draw:fill="solid" draw:fill-color="#81d41a" draw:textarea-horizontal-align="justify" draw:textarea-vertical-align="middle" draw:auto-grow-height="false" fo:min-height="5.25cm" fo:min-width="1cm"/>
    </style:style>
    <style:style style:name="gr24" style:family="graphic" style:parent-style-name="standard">
      <style:graphic-properties svg:stroke-color="#342a06" draw:fill="solid" draw:fill-color="#81d41a" draw:textarea-horizontal-align="justify" draw:textarea-vertical-align="middle" draw:auto-grow-height="false" fo:min-height="4.25cm" fo:min-width="1cm"/>
    </style:style>
    <style:style style:name="gr25" style:family="graphic" style:parent-style-name="standard">
      <style:graphic-properties svg:stroke-color="#492300" draw:fill="solid" draw:fill-color="#ff8000" draw:textarea-horizontal-align="justify" draw:textarea-vertical-align="middle" draw:auto-grow-height="false" fo:min-height="5.25cm" fo:min-width="1cm"/>
    </style:style>
    <style:style style:name="gr26" style:family="graphic" style:parent-style-name="standard">
      <style:graphic-properties svg:stroke-color="#492300" draw:fill="solid" draw:fill-color="#ff8000" draw:textarea-horizontal-align="justify" draw:textarea-vertical-align="middle" draw:auto-grow-height="false" fo:min-height="3.25cm" fo:min-width="1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8f2a1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465a4"/>
      <style:paragraph-properties fo:text-align="center"/>
    </style:style>
    <style:style style:name="P5" style:family="paragraph">
      <loext:graphic-properties draw:fill="solid" draw:fill-color="#bf0041"/>
      <style:paragraph-properties fo:text-align="center"/>
    </style:style>
    <style:style style:name="P6" style:family="paragraph">
      <style:paragraph-properties fo:text-align="center" style:writing-mode="lr-tb"/>
      <style:text-properties fo:color="#472702" loext:opacity="100%" fo:font-size="96pt" style:font-size-asian="96pt" style:font-size-complex="18pt"/>
    </style:style>
    <style:style style:name="P7" style:family="paragraph">
      <loext:graphic-properties draw:fill="solid" draw:fill-color="#e8f2a1"/>
      <style:paragraph-properties fo:text-align="center" style:writing-mode="lr-tb"/>
      <style:text-properties fo:color="#472702" loext:opacity="100%" fo:font-size="96pt" style:font-size-asian="96pt" style:font-size-complex="18pt"/>
    </style:style>
    <style:style style:name="P8" style:family="paragraph">
      <style:paragraph-properties fo:text-align="center" style:writing-mode="lr-tb"/>
      <style:text-properties fo:color="#611729" loext:opacity="100%" style:font-name="Onyx" fo:font-size="256pt" style:font-size-asian="256pt" style:font-size-complex="18pt" style:text-scale="120%"/>
    </style:style>
    <style:style style:name="P9" style:family="paragraph">
      <loext:graphic-properties draw:fill="solid" draw:fill-color="#e8f2a1"/>
      <style:paragraph-properties fo:text-align="center" style:writing-mode="lr-tb"/>
      <style:text-properties fo:color="#611729" loext:opacity="100%" style:font-name="Onyx" fo:font-size="256pt" style:font-size-asian="256pt" style:font-size-complex="18pt" style:text-scale="120%"/>
    </style:style>
    <style:style style:name="P10" style:family="paragraph">
      <style:paragraph-properties fo:text-align="center" style:writing-mode="lr-tb"/>
      <style:text-properties fo:color="#2e2706" loext:opacity="100%" style:font-name="Onyx" fo:font-size="256pt" style:font-size-asian="256pt" style:font-size-complex="18pt" style:text-scale="90%"/>
    </style:style>
    <style:style style:name="P11" style:family="paragraph">
      <loext:graphic-properties draw:fill="solid" draw:fill-color="#e8f2a1"/>
      <style:paragraph-properties fo:text-align="center" style:writing-mode="lr-tb"/>
      <style:text-properties fo:color="#2e2706" loext:opacity="100%" style:font-name="Onyx" fo:font-size="256pt" style:font-size-asian="256pt" style:font-size-complex="18pt" style:text-scale="90%"/>
    </style:style>
    <style:style style:name="P12" style:family="paragraph">
      <style:paragraph-properties fo:text-align="center" style:writing-mode="lr-tb"/>
      <style:text-properties fo:color="#2a6099" loext:opacity="100%" style:font-name="Gill Sans MT Condensed" fo:font-size="300pt" fo:text-shadow="none" style:font-size-asian="300pt" style:font-size-complex="18pt"/>
    </style:style>
    <style:style style:name="P13" style:family="paragraph">
      <loext:graphic-properties draw:fill="solid" draw:fill-color="#e8f2a1"/>
      <style:paragraph-properties fo:text-align="center" style:writing-mode="lr-tb"/>
      <style:text-properties fo:color="#2a6099" loext:opacity="100%" style:font-name="Gill Sans MT Condensed" fo:font-size="300pt" fo:text-shadow="none" style:font-size-asian="300pt" style:font-size-complex="18pt"/>
    </style:style>
    <style:style style:name="P14" style:family="paragraph">
      <style:paragraph-properties fo:text-align="center" style:writing-mode="lr-tb"/>
      <style:text-properties fo:color="#bf0041" loext:opacity="100%" style:font-name="Gill Sans MT Condensed" fo:font-size="300pt" fo:text-shadow="none" style:font-size-asian="300pt" style:font-size-complex="18pt"/>
    </style:style>
    <style:style style:name="P15" style:family="paragraph">
      <loext:graphic-properties draw:fill="solid" draw:fill-color="#bf0041"/>
      <style:paragraph-properties fo:text-align="center" style:writing-mode="lr-tb"/>
      <style:text-properties fo:color="#bf0041" loext:opacity="100%" style:font-name="Gill Sans MT Condensed" fo:font-size="300pt" fo:text-shadow="none" style:font-size-asian="300pt" style:font-size-complex="18pt"/>
    </style:style>
    <style:style style:name="P16" style:family="paragraph">
      <loext:graphic-properties draw:fill="solid" draw:fill-color="#2a6099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6d6d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a6099" loext:opacity="100%" fo:font-size="300pt" style:font-size-asian="300pt" style:font-size-complex="18pt"/>
    </style:style>
    <style:style style:name="P20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a6099" loext:opacity="100%" fo:font-size="300pt" style:font-size-asian="300pt" style:font-size-complex="18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81d41a"/>
      <style:paragraph-properties fo:text-align="center"/>
    </style:style>
    <style:style style:name="P23" style:family="paragraph">
      <loext:graphic-properties draw:fill="solid" draw:fill-color="#ff8000"/>
      <style:paragraph-properties fo:text-align="center"/>
    </style:style>
    <style:style style:name="P24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color="#472702" loext:opacity="100%" fo:font-size="96pt" style:font-size-asian="96pt" style:font-size-complex="18pt"/>
    </style:style>
    <style:style style:name="T2" style:family="text">
      <style:text-properties fo:color="#611729" loext:opacity="100%" style:font-name="Onyx" fo:font-size="256pt" style:font-size-asian="256pt" style:font-size-complex="18pt" style:text-scale="120%"/>
    </style:style>
    <style:style style:name="T3" style:family="text">
      <style:text-properties fo:color="#2e2706" loext:opacity="100%" style:font-name="Onyx" fo:font-size="256pt" style:font-size-asian="256pt" style:font-size-complex="18pt" style:text-scale="90%"/>
    </style:style>
    <style:style style:name="T4" style:family="text">
      <style:text-properties fo:color="#2a6099" loext:opacity="100%" style:font-name="Gill Sans MT Condensed" fo:font-size="300pt" fo:text-shadow="none" style:font-size-asian="300pt" style:font-size-complex="18pt"/>
    </style:style>
    <style:style style:name="T5" style:family="text">
      <style:text-properties fo:color="#ffffff" loext:opacity="100%" style:font-name="Gill Sans MT Condensed" fo:font-size="300pt" fo:text-shadow="none" style:font-size-asian="300pt" style:font-size-complex="18pt"/>
    </style:style>
    <style:style style:name="T6" style:family="text">
      <style:text-properties fo:color="#2a6099" loext:opacity="100%" style:font-name="Rockwell Extra Bold1" fo:font-size="300pt" fo:font-weight="800" style:font-size-asian="30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2cm" svg:height="12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" draw:text-style-name="P1" draw:layer="layout" svg:width="12cm" svg:height="12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cm" svg:height="10cm" svg:x="5cm" svg:y="3cm">
          <text:p/>
          <draw:enhanced-geometry svg:viewBox="0 0 21600 21600" draw:path-stretchpoint-x="10800" draw:path-stretchpoint-y="10800" draw:text-areas="?f3 ?f4 ?f5 ?f6" draw:type="round-rectangle" draw:modifiers="1293.710628937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984cm" svg:y1="4.136cm" svg:x2="13.984cm" svg:y2="4.136cm">
          <text:p/>
        </draw:line>
        <draw:line draw:style-name="gr4" draw:text-style-name="P3" draw:layer="layout" svg:x1="6cm" svg:y1="6cm" svg:x2="14cm" svg:y2="6cm">
          <text:p/>
        </draw:line>
        <draw:line draw:style-name="gr4" draw:text-style-name="P3" draw:layer="layout" svg:x1="6cm" svg:y1="8cm" svg:x2="14cm" svg:y2="8cm">
          <text:p/>
        </draw:line>
        <draw:line draw:style-name="gr4" draw:text-style-name="P3" draw:layer="layout" svg:x1="6cm" svg:y1="10cm" svg:x2="14cm" svg:y2="10cm">
          <text:p/>
        </draw:line>
        <draw:line draw:style-name="gr4" draw:text-style-name="P3" draw:layer="layout" svg:x1="6cm" svg:y1="12cm" svg:x2="14cm" svg:y2="12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" draw:text-style-name="P1" draw:layer="layout" svg:width="12cm" svg:height="12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cm" svg:height="1.5cm" svg:x="4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cm" svg:height="1.5cm" svg:x="6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cm" svg:height="1.5cm" svg:x="8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cm" svg:height="1.5cm" svg:x="10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cm" svg:height="1.5cm" svg:x="12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cm" svg:height="1.5cm" svg:x="1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custom-shape draw:style-name="gr7" draw:text-style-name="P7" draw:layer="layout" svg:width="12cm" svg:height="12cm" svg:x="4cm" svg:y="2cm">
          <text:p text:style-name="P6"><text:span text:style-name="T1">一目</text:span></text:p>
          <text:p text:style-name="P6"><text:span text:style-name="T1">均衡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custom-shape draw:style-name="gr7" draw:text-style-name="P9" draw:layer="layout" svg:width="12cm" svg:height="12cm" svg:x="4cm" svg:y="2cm">
          <text:p text:style-name="P8"><text:span text:style-name="T2">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custom-shape draw:style-name="gr7" draw:text-style-name="P11" draw:layer="layout" svg:width="12cm" svg:height="12cm" svg:x="4cm" svg:y="2cm">
          <text:p text:style-name="P10"><text:span text:style-name="T3">MA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custom-shape draw:style-name="gr7" draw:text-style-name="P13" draw:layer="layout" svg:width="12cm" svg:height="12cm" svg:x="4cm" svg:y="2cm">
          <text:p text:style-name="P12"><text:span text:style-name="T4">R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draw:custom-shape draw:style-name="gr8" draw:text-style-name="P15" draw:layer="layout" svg:width="12cm" svg:height="12cm" svg:x="4cm" svg:y="2cm">
          <text:p text:style-name="P14"><text:span text:style-name="T5">CL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draw:custom-shape draw:style-name="gr1" draw:text-style-name="P1" draw:layer="layout" svg:width="12cm" svg:height="12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layout" svg:x1="4.6cm" svg:y1="3.8cm" svg:x2="13.6cm" svg:y2="3.8cm">
          <text:p/>
        </draw:line>
        <draw:g>
          <draw:line draw:style-name="gr9" draw:text-style-name="P3" draw:layer="layout" svg:x1="5.3cm" svg:y1="3.8cm" svg:x2="5.3cm" svg:y2="10.8cm">
            <text:p/>
          </draw:line>
          <draw:custom-shape draw:style-name="gr10" draw:text-style-name="P16" draw:layer="layout" svg:width="1.5cm" svg:height="1.5cm" svg:x="4.6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9" draw:text-style-name="P3" draw:layer="layout" svg:x1="7.001cm" svg:y1="3.826cm" svg:x2="7.001cm" svg:y2="10.826cm">
            <text:p/>
          </draw:line>
          <draw:custom-shape draw:style-name="gr10" draw:text-style-name="P16" draw:layer="layout" svg:width="1.5cm" svg:height="1.5cm" svg:x="6.301cm" svg:y="10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9" draw:text-style-name="P3" draw:layer="layout" svg:x1="8.802cm" svg:y1="3.852cm" svg:x2="8.802cm" svg:y2="10.852cm">
            <text:p/>
          </draw:line>
          <draw:custom-shape draw:style-name="gr10" draw:text-style-name="P16" draw:layer="layout" svg:width="1.5cm" svg:height="1.5cm" svg:x="8.102cm" svg:y="10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9" draw:text-style-name="P3" draw:layer="layout" svg:x1="10.22cm" svg:y1="3.89cm" svg:x2="14.169cm" svg:y2="9.67cm">
            <text:p/>
          </draw:line>
          <draw:custom-shape draw:style-name="gr10" draw:text-style-name="P16" draw:layer="layout" svg:width="1.5cm" svg:height="1.5cm" draw:transform="rotate (0.599346065134853) translate (13.59cm 10.0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draw:custom-shape draw:style-name="gr1" draw:text-style-name="P1" draw:layer="layout" svg:width="12cm" svg:height="12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2cm" svg:height="6.5cm" svg:x="5.3cm" svg:y="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cm" svg:height="5.5cm" svg:x="10.3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4cm" svg:x="7.8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cm" svg:height="7.5cm" svg:x="12.8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draw:custom-shape draw:style-name="gr1" draw:text-style-name="P1" draw:layer="layout" svg:width="12cm" svg:height="12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4.5cm" svg:y1="3.5cm" svg:x2="15.5cm" svg:y2="3.5cm">
          <text:p/>
        </draw:line>
        <draw:line draw:style-name="gr15" draw:text-style-name="P3" draw:layer="layout" svg:x1="4.5cm" svg:y1="6.5cm" svg:x2="15.5cm" svg:y2="6.5cm">
          <text:p/>
        </draw:line>
        <draw:line draw:style-name="gr15" draw:text-style-name="P3" draw:layer="layout" svg:x1="4.5cm" svg:y1="9.7cm" svg:x2="15.5cm" svg:y2="9.7cm">
          <text:p/>
        </draw:line>
        <draw:line draw:style-name="gr15" draw:text-style-name="P3" draw:layer="layout" svg:x1="4.5cm" svg:y1="12.5cm" svg:x2="15.5cm" svg:y2="12.5cm">
          <text:p/>
        </draw:line>
        <draw:path draw:style-name="gr16" draw:text-style-name="P3" draw:layer="layout" svg:width="7.602cm" svg:height="10.732cm" draw:transform="skewX (-9.13027791653079E-017) rotate (1.10706234454) translate (2.2997840878607cm 9.49935216446425cm)" svg:viewBox="0 0 7603 10733" svg:d="M5590 0c1118 0 1207 179 1207 179l-1118 1118-2906 2013-2549 1610-224 671v1118l895 670 2996-715 2012-448 805 492 90 1297-1655 1163-223 671 44 536 940 313 1699 45">
          <text:p/>
        </draw:path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0">
        <draw:custom-shape draw:style-name="gr1" draw:text-style-name="P1" draw:layer="layout" svg:width="12cm" svg:height="12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7" draw:text-style-name="P3" draw:layer="layout" svg:width="9.695cm" svg:height="0.536cm" draw:transform="skewX (1.00408791867234) rotate (0.0132645023151569) translate (5.60462621355582cm 7.94566927306298cm)" svg:viewBox="0 0 9696 537" draw:points="0,537 2041,537 4593,268 7655,268 9696,0">
          <text:p/>
        </draw:polyline>
        <draw:polyline draw:style-name="gr18" draw:text-style-name="P3" draw:layer="layout" svg:width="9.404cm" svg:height="2.215cm" draw:transform="skewX (0.4000294645571) rotate (0.0567232006898157) translate (5.61000487622145cm 5.53344671549914cm)" svg:viewBox="0 0 9405 2216" draw:points="0,2216 1980,2216 4455,1108 7425,1108 9405,0">
          <text:p/>
        </draw:polyline>
        <draw:polyline draw:style-name="gr18" draw:text-style-name="P3" draw:layer="layout" svg:width="9.396cm" svg:height="1.03cm" draw:transform="skewX (-0.680852941202988) rotate (3.11471458310908) translate (15.0000578844856cm 10.4998908404439cm)" svg:viewBox="0 0 9397 1031" draw:points="9397,1030 7419,1031 4946,515 1979,516 0,0">
          <text:p/>
        </draw:polyline>
        <draw:polyline draw:style-name="gr19" draw:text-style-name="P3" draw:layer="layout" svg:width="8.971cm" svg:height="3.629cm" draw:transform="skewX (0.301941960595019) rotate (0.0979129710368819) translate (5.57137861847949cm 3.37743359116432cm)" svg:viewBox="0 0 8972 3630" draw:points="0,3630 1889,3630 4250,1815 7083,1815 8972,0">
          <text:p/>
        </draw:polyline>
        <draw:polyline draw:style-name="gr19" draw:text-style-name="P3" draw:layer="layout" svg:width="9.411cm" svg:height="2.447cm" draw:transform="skewX (-0.37542032210398) rotate (3.0777136029668) translate (15.0000578788106cm 12.9997402988748cm)" svg:viewBox="0 0 9412 2448" draw:points="9412,2446 7431,2448 4954,1223 1982,1226 0,0">
          <text:p/>
        </draw:poly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draw:custom-shape draw:style-name="gr20" draw:text-style-name="P20" draw:layer="layout" svg:width="12cm" svg:height="12cm" svg:x="4cm" svg:y="2cm">
          <text:p text:style-name="P19"><text:span text:style-name="T6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0">
        <draw:custom-shape draw:style-name="gr21" draw:text-style-name="P20" draw:layer="layout" svg:width="12cm" svg:height="12cm" svg:x="4cm" svg:y="2cm">
          <text:p text:style-name="P19"><text:span text:style-name="T6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0">
        <draw:custom-shape draw:style-name="gr22" draw:text-style-name="P21" draw:layer="layout" svg:width="12cm" svg:height="12cm" svg:x="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1.5cm" svg:height="5.5cm" svg:x="7.9cm" svg:y="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1.5cm" svg:height="4.5cm" svg:x="10.4cm" svg:y="3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.5cm" svg:height="5.5cm" svg:x="12.9cm" svg:y="4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1.5cm" svg:height="3.5cm" svg:x="15.4cm" svg:y="6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pitch="variable"/>
    <style:font-face style:name="Rockwell Extra Bold" svg:font-family="'Rockwell Extra Bold'" style:font-pitch="variable"/>
    <style:font-face style:name="Rockwell Extra Bold1" svg:font-family="'Rockwell Extra Bold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 Condensed" svg:font-family="'Gill Sans MT Condensed'" style:font-family-generic="swiss" style:font-pitch="variable"/>
    <style:font-face style:name="Liberation Sans1" svg:font-family="'Liberation Sans'" style:font-family-generic="swiss" style:font-pitch="variable"/>
    <style:font-face style:name="Onyx" svg:font-family="Onyx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2T16:55:49.288536216</meta:creation-date>
    <dc:date>2024-09-21T09:40:35.350695574</dc:date>
    <meta:editing-duration>PT46M5S</meta:editing-duration>
    <meta:editing-cycles>11</meta:editing-cycles>
    <meta:generator>LibreOffice/7.1.8.1$Linux_X86_64 LibreOffice_project/10$Build-1</meta:generator>
    <meta:document-statistic meta:object-count="109"/>
  </office:meta>
</office:document-meta>
</file>